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43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Spinlock / Round Robin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Block / Round Robin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Block / Priority</text:p>
          </table:table-cell>
          <table:covered-table-cell table:number-columns-repeated="2" table:style-name="ce1"/>
          <table:table-cell table:number-columns-repeated="34"/>
        </table:table-row>
        <table:table-row table:style-name="ro1">
          <table:table-cell office:value-type="string" calcext:value-type="string">
            <text:p>FIFO Size</text:p>
          </table:table-cell>
          <table:table-cell office:value-type="string" calcext:value-type="string">
            <text:p>Tslice (ms)</text:p>
          </table:table-cell>
          <table:table-cell table:style-name="ce1" office:value-type="string" calcext:value-type="string">
            <text:p>Data Lost</text:p>
          </table:table-cell>
          <table:table-cell table:style-name="ce1" office:value-type="string" calcext:value-type="string">
            <text:p>Jitter (us)</text:p>
          </table:table-cell>
          <table:table-cell table:style-name="ce1" office:value-type="string" calcext:value-type="string">
            <text:p>PID Work</text:p>
          </table:table-cell>
          <table:table-cell table:style-name="ce1" office:value-type="string" calcext:value-type="string">
            <text:p>Data Lost</text:p>
          </table:table-cell>
          <table:table-cell table:style-name="ce1" office:value-type="string" calcext:value-type="string">
            <text:p>Jitter (us)</text:p>
          </table:table-cell>
          <table:table-cell table:style-name="ce1" office:value-type="string" calcext:value-type="string">
            <text:p>PID Work</text:p>
          </table:table-cell>
          <table:table-cell table:style-name="ce1" office:value-type="string" calcext:value-type="string">
            <text:p>Data Lost</text:p>
          </table:table-cell>
          <table:table-cell table:style-name="ce1" office:value-type="string" calcext:value-type="string">
            <text:p>Jitter (us)</text:p>
          </table:table-cell>
          <table:table-cell table:style-name="ce1" office:value-type="string" calcext:value-type="string">
            <text:p>PID Work</text:p>
          </table:table-cell>
          <table:table-cell table:number-columns-repeated="3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6577" calcext:value-type="float">
            <text:p>6577</text:p>
          </table:table-cell>
          <table:table-cell office:value-type="float" office:value="3805" calcext:value-type="float">
            <text:p>3805</text:p>
          </table:table-cell>
          <table:table-cell office:value-type="float" office:value="0" calcext:value-type="float">
            <text:p>0</text:p>
          </table:table-cell>
          <table:table-cell office:value-type="float" office:value="3912" calcext:value-type="float">
            <text:p>3912</text:p>
          </table:table-cell>
          <table:table-cell table:number-columns-repeated="3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577" calcext:value-type="float">
            <text:p>6577</text:p>
          </table:table-cell>
          <table:table-cell office:value-type="float" office:value="3997" calcext:value-type="float">
            <text:p>3997</text:p>
          </table:table-cell>
          <table:table-cell office:value-type="float" office:value="0" calcext:value-type="float">
            <text:p>0</text:p>
          </table:table-cell>
          <table:table-cell office:value-type="float" office:value="3912" calcext:value-type="float">
            <text:p>3912</text:p>
          </table:table-cell>
          <table:table-cell table:number-columns-repeated="3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6577" calcext:value-type="float">
            <text:p>6577</text:p>
          </table:table-cell>
          <table:table-cell office:value-type="float" office:value="4045" calcext:value-type="float">
            <text:p>4045</text:p>
          </table:table-cell>
          <table:table-cell office:value-type="float" office:value="0" calcext:value-type="float">
            <text:p>0</text:p>
          </table:table-cell>
          <table:table-cell office:value-type="float" office:value="3912" calcext:value-type="float">
            <text:p>3912</text:p>
          </table:table-cell>
          <table:table-cell table:number-columns-repeated="3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5" calcext:value-type="float">
            <text:p>339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577" calcext:value-type="float">
            <text:p>6577</text:p>
          </table:table-cell>
          <table:table-cell office:value-type="float" office:value="4057" calcext:value-type="float">
            <text:p>4057</text:p>
          </table:table-cell>
          <table:table-cell office:value-type="float" office:value="0" calcext:value-type="float">
            <text:p>0</text:p>
          </table:table-cell>
          <table:table-cell office:value-type="float" office:value="3911" calcext:value-type="float">
            <text:p>3911</text:p>
          </table:table-cell>
          <table:table-cell table:number-columns-repeated="3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6" calcext:value-type="float">
            <text:p>3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03" calcext:value-type="float">
            <text:p>6703</text:p>
          </table:table-cell>
          <table:table-cell office:value-type="float" office:value="4791" calcext:value-type="float">
            <text:p>4791</text:p>
          </table:table-cell>
          <table:table-cell office:value-type="float" office:value="0" calcext:value-type="float">
            <text:p>0</text:p>
          </table:table-cell>
          <table:table-cell office:value-type="float" office:value="6345" calcext:value-type="float">
            <text:p>6345</text:p>
          </table:table-cell>
          <table:table-cell table:number-columns-repeated="3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6" calcext:value-type="float">
            <text:p>3396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04" calcext:value-type="float">
            <text:p>6704</text:p>
          </table:table-cell>
          <table:table-cell office:value-type="float" office:value="4983" calcext:value-type="float">
            <text:p>4983</text:p>
          </table:table-cell>
          <table:table-cell office:value-type="float" office:value="0" calcext:value-type="float">
            <text:p>0</text:p>
          </table:table-cell>
          <table:table-cell office:value-type="float" office:value="6345" calcext:value-type="float">
            <text:p>6345</text:p>
          </table:table-cell>
          <table:table-cell table:number-columns-repeated="3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6" calcext:value-type="float">
            <text:p>3396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6704" calcext:value-type="float">
            <text:p>6704</text:p>
          </table:table-cell>
          <table:table-cell office:value-type="float" office:value="5031" calcext:value-type="float">
            <text:p>5031</text:p>
          </table:table-cell>
          <table:table-cell office:value-type="float" office:value="0" calcext:value-type="float">
            <text:p>0</text:p>
          </table:table-cell>
          <table:table-cell office:value-type="float" office:value="6345" calcext:value-type="float">
            <text:p>6345</text:p>
          </table:table-cell>
          <table:table-cell table:number-columns-repeated="3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6" calcext:value-type="float">
            <text:p>3396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704" calcext:value-type="float">
            <text:p>6704</text:p>
          </table:table-cell>
          <table:table-cell office:value-type="float" office:value="5043" calcext:value-type="float">
            <text:p>5043</text:p>
          </table:table-cell>
          <table:table-cell office:value-type="float" office:value="0" calcext:value-type="float">
            <text:p>0</text:p>
          </table:table-cell>
          <table:table-cell office:value-type="float" office:value="6345" calcext:value-type="float">
            <text:p>6345</text:p>
          </table:table-cell>
          <table:table-cell table:number-columns-repeated="3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6611" calcext:value-type="float">
            <text:p>6611</text:p>
          </table:table-cell>
          <table:table-cell office:value-type="float" office:value="5283" calcext:value-type="float">
            <text:p>5283</text:p>
          </table:table-cell>
          <table:table-cell office:value-type="float" office:value="0" calcext:value-type="float">
            <text:p>0</text:p>
          </table:table-cell>
          <table:table-cell office:value-type="float" office:value="6743" calcext:value-type="float">
            <text:p>6743</text:p>
          </table:table-cell>
          <table:table-cell table:number-columns-repeated="3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611" calcext:value-type="float">
            <text:p>6611</text:p>
          </table:table-cell>
          <table:table-cell office:value-type="float" office:value="5475" calcext:value-type="float">
            <text:p>5475</text:p>
          </table:table-cell>
          <table:table-cell office:value-type="float" office:value="0" calcext:value-type="float">
            <text:p>0</text:p>
          </table:table-cell>
          <table:table-cell office:value-type="float" office:value="6743" calcext:value-type="float">
            <text:p>6743</text:p>
          </table:table-cell>
          <table:table-cell table:number-columns-repeated="3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611" calcext:value-type="float">
            <text:p>6611</text:p>
          </table:table-cell>
          <table:table-cell office:value-type="float" office:value="5535" calcext:value-type="float">
            <text:p>5535</text:p>
          </table:table-cell>
          <table:table-cell office:value-type="float" office:value="0" calcext:value-type="float">
            <text:p>0</text:p>
          </table:table-cell>
          <table:table-cell office:value-type="float" office:value="6743" calcext:value-type="float">
            <text:p>6743</text:p>
          </table:table-cell>
          <table:table-cell table:number-columns-repeated="33"/>
          <table:table-cell office:value-type="string" calcext:value-type="string">
            <text:p>j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6:00:49.570000000</meta:creation-date>
    <dc:date>2017-03-10T14:51:43.241000000</dc:date>
    <meta:editing-duration>P2DT23H10M3S</meta:editing-duration>
    <meta:editing-cycles>17</meta:editing-cycles>
    <meta:generator>LibreOffice/5.2.0.4$Windows_X86_64 LibreOffice_project/066b007f5ebcc236395c7d282ba488bca6720265</meta:generator>
    <meta:document-statistic meta:table-count="1" meta:cell-count="118" meta:object-count="0"/>
  </office:meta>
</office:document-meta>
</file>